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MS Mincho" svg:font-family="'MS Mincho', 'ＭＳ 明朝'" style:font-family-generic="modern"/>
    <style:font-face style:name="Arial Unicode MS" svg:font-family="'Arial Unicode MS'" style:font-family-generic="swiss"/>
    <style:font-face style:name="Helvetica" svg:font-family="Helvetica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89in" style:rel-column-width="9361*"/>
    </style:style>
    <style:style style:name="Table1.C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C" style:family="table-column">
      <style:table-column-properties style:column-width="1.1542in" style:rel-column-width="1092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style:font-name="Liberation Serif" style:text-underline-style="none" fo:font-weight="normal" style:font-weight-asian="normal" style:font-weight-complex="normal"/>
    </style:style>
    <style:style style:name="P6" style:family="paragraph" style:parent-style-name="Standard">
      <style:text-properties style:font-name="Liberation Serif" style:text-underline-style="none" fo:font-weight="bold" style:font-weight-asian="bold" style:font-weight-complex="bold"/>
    </style:style>
    <style:style style:name="P7" style:family="paragraph" style:parent-style-name="Standard">
      <style:text-properties style:font-name="Liberation Serif" fo:font-size="12pt" style:text-underline-style="none" fo:font-weight="normal" style:font-name-asian="MS Mincho" style:font-size-asian="12pt" style:font-weight-asian="normal" style:font-name-complex="MS Mincho" style:font-size-complex="12pt" style:font-weight-complex="normal"/>
    </style:style>
    <style:style style:name="P8" style:family="paragraph" style:parent-style-name="Standard">
      <style:text-properties style:font-name="Liberation Serif" fo:font-size="12pt" style:text-underline-style="none" fo:font-weight="normal" style:font-name-asian="Symbol" style:font-size-asian="12pt" style:font-weight-asian="normal" style:font-name-complex="Symbol" style:font-size-complex="12pt" style:font-weight-complex="normal"/>
    </style:style>
    <style:style style:name="P9" style:family="paragraph" style:parent-style-name="Standard">
      <style:text-properties style:font-name="Liberation Serif" fo:font-size="12pt" style:text-underline-style="none" fo:font-weight="bold" style:font-name-asian="Symbol" style:font-size-asian="12pt" style:font-weight-asian="bold" style:font-name-complex="Symbol" style:font-size-complex="12pt" style:font-weight-complex="bold"/>
    </style:style>
    <style:style style:name="P10" style:family="paragraph" style:parent-style-name="Standard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 style:parent-style-name="Standard">
      <style:text-properties style:font-name="MS Mincho" fo:font-size="12pt" style:text-underline-style="none" fo:font-weight="normal" style:font-name-asian="MS Mincho" style:font-size-asian="12pt" style:font-weight-asian="normal" style:font-name-complex="MS Mincho" style:font-size-complex="12pt" style:font-weight-complex="normal"/>
    </style:style>
    <style:style style:name="P12" style:family="paragraph" style:parent-style-name="Standard">
      <style:text-properties style:font-name="Symbol" style:text-underline-style="none" fo:font-weight="normal" style:font-weight-asian="normal" style:font-weight-complex="normal"/>
    </style:style>
    <style:style style:name="P13" style:family="paragraph" style:parent-style-name="Standard">
      <style:text-properties style:font-name="sans-serif" fo:font-size="10.1000003814697pt"/>
    </style:style>
    <style:style style:name="P14" style:family="paragraph" style:parent-style-name="Standard">
      <style:text-properties fo:font-size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Standard">
      <style:paragraph-properties style:writing-mode="lr-tb"/>
    </style:style>
    <style:style style:name="P19" style:family="paragraph" style:parent-style-name="Standard">
      <style:paragraph-properties style:writing-mode="lr-tb"/>
      <style:text-properties style:font-name="sans-serif" fo:font-size="10.1000003814697pt"/>
    </style:style>
    <style:style style:name="P20" style:family="paragraph" style:parent-style-name="Standard">
      <style:paragraph-properties style:writing-mode="lr-tb"/>
      <style:text-properties style:font-name="sans-serif" fo:font-size="10.1000003814697pt" style:text-underline-style="none" fo:font-weight="normal" style:font-weight-asian="normal" style:font-weight-complex="normal"/>
    </style:style>
    <style:style style:name="P21" style:family="paragraph" style:parent-style-name="Standard">
      <style:paragraph-properties style:writing-mode="lr-tb"/>
      <style:text-properties style:text-position="0% 100%" style:font-name="Liberation Serif" fo:font-size="12pt" style:text-underline-style="none" fo:font-weight="normal" style:font-name-asian="Symbol" style:font-size-asian="12pt" style:font-weight-asian="normal" style:font-name-complex="Symbol" style:font-size-complex="12pt" style:font-weight-complex="normal"/>
    </style:style>
    <style:style style:name="P22" style:family="paragraph" style:parent-style-name="Standard">
      <style:paragraph-properties style:writing-mode="lr-tb"/>
      <style:text-properties fo:font-size="10.1000003814697pt"/>
    </style:style>
    <style:style style:name="P23" style:family="paragraph" style:parent-style-name="Standard">
      <style:text-properties style:font-name="serif" fo:font-size="28.1000003814697pt" style:text-underline-style="none" fo:font-weight="normal" style:font-weight-asian="normal" style:font-weight-complex="normal"/>
    </style:style>
    <style:style style:name="P24" style:family="paragraph" style:parent-style-name="Standard">
      <style:text-properties style:text-underline-style="none" fo:font-weight="normal" style:font-weight-asian="normal" style:font-weight-complex="normal"/>
    </style:style>
    <style:style style:name="P25" style:family="paragraph" style:parent-style-name="Standard">
      <style:text-properties style:font-name="Liberation Serif" fo:font-size="12pt" style:text-underline-style="none" fo:font-weight="normal" style:font-name-asian="Symbol" style:font-size-asian="12pt" style:font-weight-asian="normal" style:font-name-complex="Symbol" style:font-size-complex="12pt" style:font-weight-complex="normal"/>
    </style:style>
    <style:style style:name="P26" style:family="paragraph" style:parent-style-name="Standard">
      <style:paragraph-properties style:writing-mode="lr-tb"/>
      <style:text-properties style:text-position="0% 100%" style:font-name="Liberation Serif" fo:font-size="12pt" style:text-underline-style="none" fo:font-weight="normal" style:font-name-asian="Symbol" style:font-size-asian="12pt" style:font-weight-asian="normal" style:font-name-complex="Symbol" style:font-size-complex="12pt" style:font-weight-complex="normal"/>
    </style:style>
    <style:style style:name="T1" style:family="text">
      <style:text-properties style:font-name="Symbol"/>
    </style:style>
    <style:style style:name="T2" style:family="text">
      <style:text-properties style:font-name="Symbol" fo:font-size="16pt" style:font-name-asian="Symbol" style:font-size-asian="16pt" style:font-name-complex="Symbol"/>
    </style:style>
    <style:style style:name="T3" style:family="text">
      <style:text-properties style:font-name="Symbol" fo:font-size="16pt" style:font-name-asian="Symbol" style:font-size-asian="16pt" style:font-name-complex="Symbol" style:font-size-complex="12pt"/>
    </style:style>
    <style:style style:name="T4" style:family="text">
      <style:text-properties style:font-name="Symbol" fo:font-size="16pt" style:text-underline-style="none" fo:font-weight="normal" style:font-name-asian="Symbol" style:font-size-asian="16pt" style:font-weight-asian="normal" style:font-name-complex="Symbol" style:font-size-complex="12pt" style:font-weight-complex="normal"/>
    </style:style>
    <style:style style:name="T5" style:family="text">
      <style:text-properties style:font-name="MS Mincho" fo:font-size="12pt" style:font-name-asian="MS Mincho" style:font-size-asian="12pt" style:font-name-complex="MS Mincho" style:font-size-complex="12pt"/>
    </style:style>
    <style:style style:name="T6" style:family="text">
      <style:text-properties style:font-name="MS Mincho" fo:font-size="12pt" style:text-underline-style="none" fo:font-weight="normal" style:font-name-asian="MS Mincho" style:font-size-asian="12pt" style:font-weight-asian="normal" style:font-name-complex="MS Mincho" style:font-size-complex="12pt" style:font-weight-complex="normal"/>
    </style:style>
    <style:style style:name="T7" style:family="text">
      <style:text-properties fo:font-size="12pt" style:font-name-asian="MS Mincho" style:font-size-asian="12pt" style:font-name-complex="MS Mincho" style:font-size-complex="12pt"/>
    </style:style>
    <style:style style:name="T8" style:family="text">
      <style:text-properties fo:font-size="12pt" style:font-name-asian="Symbol" style:font-size-asian="12pt" style:font-name-complex="Symbol" style:font-size-complex="12pt"/>
    </style:style>
    <style:style style:name="T9" style:family="text">
      <style:text-properties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10" style:family="text">
      <style:text-properties fo:font-size="12pt" fo:font-weight="bold" style:font-name-asian="Symbol" style:font-size-asian="12pt" style:font-weight-asian="bold" style:font-name-complex="Symbol" style:font-size-complex="12pt" style:font-weight-complex="bold"/>
    </style:style>
    <style:style style:name="T11" style:family="text">
      <style:text-properties style:text-position="sub 58%" fo:font-size="12pt" style:font-name-asian="Symbol" style:font-size-asian="12pt" style:font-name-complex="Symbol" style:font-size-complex="12pt"/>
    </style:style>
    <style:style style:name="T12" style:family="text">
      <style:text-properties style:text-position="sub 58%" style:font-name-asian="Symbol" style:font-name-complex="Symbol"/>
    </style:style>
    <style:style style:name="T13" style:family="text">
      <style:text-properties style:text-position="sub 58%" style:font-name="Liberation Serif" fo:font-size="12pt" style:text-underline-style="none" fo:font-weight="normal" style:font-name-asian="Symbol" style:font-size-asian="12pt" style:font-weight-asian="normal" style:font-name-complex="Symbol" style:font-size-complex="12pt" style:font-weight-complex="normal"/>
    </style:style>
    <style:style style:name="T14" style:family="text">
      <style:text-properties style:text-position="sub 58%" style:font-name="Liberation Serif" fo:font-size="12pt" style:font-name-asian="Symbol" style:font-size-asian="12pt" style:font-name-complex="Symbol" style:font-size-complex="12pt"/>
    </style:style>
    <style:style style:name="T15" style:family="text">
      <style:text-properties style:text-position="sub 58%" style:font-name="MS Mincho" fo:font-size="12pt" style:text-underline-style="none" fo:font-weight="normal" style:font-name-asian="MS Mincho" style:font-size-asian="12pt" style:font-weight-asian="normal" style:font-name-complex="MS Mincho" style:font-size-complex="12pt" style:font-weight-complex="normal"/>
    </style:style>
    <style:style style:name="T16" style:family="text">
      <style:text-properties style:text-position="sub 58%" style:font-name="MS Mincho" fo:font-size="12pt" style:font-name-asian="MS Mincho" style:font-size-asian="12pt" style:font-name-complex="MS Mincho" style:font-size-complex="12pt"/>
    </style:style>
    <style:style style:name="T17" style:family="text">
      <style:text-properties fo:color="#000000" fo:font-size="12pt" style:font-name-asian="MS Mincho" style:font-size-asian="12pt" style:font-name-complex="MS Mincho" style:font-size-complex="12pt"/>
    </style:style>
    <style:style style:name="T18" style:family="text">
      <style:text-properties fo:color="#000000" style:text-position="sub 58%" fo:font-size="16pt" style:font-size-asian="16pt" style:font-size-complex="16pt"/>
    </style:style>
    <style:style style:name="T19" style:family="text">
      <style:text-properties fo:color="#000000" style:text-position="0% 100%" style:font-name="Liberation Serif" fo:font-size="12pt" style:text-underline-style="none" fo:font-weight="normal" style:font-name-asian="MS Mincho" style:font-size-asian="12pt" style:font-weight-asian="normal" style:font-name-complex="MS Mincho" style:font-size-complex="12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language="en" fo:country="US"/>
    </style:style>
    <style:style style:name="T24" style:family="text">
      <style:text-properties fo:language="en" fo:country="US" style:text-underline-style="solid" style:text-underline-width="auto" style:text-underline-color="font-color" style:font-name-asian="Arial Unicode MS" style:font-name-complex="Arial Unicode MS"/>
    </style:style>
    <style:style style:name="T25" style:family="text">
      <style:text-properties fo:language="en" fo:country="US" style:font-name-asian="Helvetica" style:font-name-complex="Helvetica"/>
    </style:style>
    <style:style style:name="T26" style:family="text">
      <style:text-properties fo:language="en" fo:country="US" style:font-name-asian="Arial Unicode MS" style:font-name-complex="Arial Unicode MS"/>
    </style:style>
    <style:style style:name="T27" style:family="text">
      <style:text-properties style:font-name-asian="Arial Unicode MS" style:font-name-complex="Arial Unicode MS"/>
    </style:style>
    <style:style style:name="T28" style:family="text">
      <style:text-properties style:font-name-asian="Helvetica" style:font-name-complex="Helvetica"/>
    </style:style>
    <style:style style:name="T29" style:family="text">
      <style:text-properties style:text-line-through-style="solid"/>
    </style:style>
    <style:style style:name="T30" style:family="text">
      <style:text-properties style:font-name="sans-serif" fo:font-size="10.1000003814697pt"/>
    </style:style>
    <style:style style:name="T31" style:family="text">
      <style:text-properties style:font-name="sans-serif" fo:font-size="10.1000003814697pt" style:text-underline-style="none" fo:font-weight="normal" style:font-weight-asian="normal" style:font-weight-complex="normal"/>
    </style:style>
    <style:style style:name="T32" style:family="text">
      <style:text-properties style:font-name="Liberation Serif" fo:font-size="12pt" style:text-underline-style="none" fo:font-weight="normal" style:font-name-asian="Symbol" style:font-size-asian="12pt" style:font-weight-asian="normal" style:font-name-complex="Symbol" style:font-size-complex="12pt" style:font-weight-complex="normal"/>
    </style:style>
    <style:style style:name="T33" style:family="text">
      <style:text-properties style:font-name="Liberation Serif" fo:font-size="12pt" style:font-name-asian="Symbol" style:font-size-asian="12pt" style:font-name-complex="Symbol" style:font-size-complex="12pt"/>
    </style:style>
    <style:style style:name="T34" style:family="text">
      <style:text-properties style:font-name="Liberation Serif" style:text-underline-style="none" fo:font-weight="normal" style:font-name-asian="MS Mincho" style:font-size-asian="12pt" style:font-weight-asian="normal" style:font-name-complex="MS Mincho" style:font-size-complex="12pt" style:font-weight-complex="normal"/>
    </style:style>
    <style:style style:name="T35" style:family="text">
      <style:text-properties style:text-position="0% 100%" style:font-name="Liberation Serif" fo:font-size="12pt" style:text-underline-style="none" fo:font-weight="normal" style:font-name-asian="Symbol" style:font-size-asian="12pt" style:font-weight-asian="normal" style:font-name-complex="Symbol" style:font-size-complex="12pt" style:font-weight-complex="normal"/>
    </style:style>
    <style:style style:name="T36" style:family="text">
      <style:text-properties style:text-position="0% 100%" style:font-name="Liberation Serif" fo:font-size="12pt" style:font-name-asian="Symbol" style:font-size-asian="12pt" style:font-name-complex="Symbol" style:font-size-complex="12pt"/>
    </style:style>
    <style:style style:name="T37" style:family="text">
      <style:text-properties style:text-position="0% 100%" style:font-name="Symbol" fo:font-size="16pt" style:text-underline-style="none" fo:font-weight="normal" style:font-name-asian="Symbol" style:font-size-asian="16pt" style:font-weight-asian="normal" style:font-name-complex="Symbol" style:font-size-complex="12pt" style:font-weight-complex="normal"/>
    </style:style>
    <style:style style:name="T38" style:family="text">
      <style:text-properties style:text-position="0% 100%" style:font-name="Symbol" fo:font-size="16pt" style:font-name-asian="Symbol" style:font-size-asian="16pt" style:font-name-complex="Symbol" style:font-size-complex="12pt"/>
    </style:style>
    <style:style style:name="T39" style:family="text">
      <style:text-properties style:text-position="0% 100%" style:font-name="MS Mincho" fo:font-size="12pt" style:text-underline-style="none" fo:font-weight="normal" style:font-name-asian="MS Mincho" style:font-size-asian="12pt" style:font-weight-asian="normal" style:font-name-complex="MS Mincho" style:font-size-complex="12pt" style:font-weight-complex="normal"/>
    </style:style>
    <style:style style:name="T40" style:family="text">
      <style:text-properties style:text-position="0% 100%" style:font-name="MS Mincho" fo:font-size="12pt" style:font-name-asian="MS Mincho" style:font-size-asian="12pt" style:font-name-complex="MS Mincho" style:font-size-complex="12pt"/>
    </style:style>
    <style:style style:name="T41" style:family="text">
      <style:text-properties fo:font-size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5</text:p>
      <text:p text:style-name="P3">Different Types of queries</text:p>
      <text:p text:style-name="P3"><text:tab/>Nested Queries</text:p>
      <text:p text:style-name="P3"><text:tab/>exists vs unique – exist if the result of the nested query contains at least 1 tuple. <text:s/>Unique</text:p>
      <text:p text:style-name="P3"/>
      <text:p text:style-name="P3"><text:tab/>basic structure</text:p>
      <text:p text:style-name="P3"><text:tab/></text:p>
      <text:p text:style-name="P3"><text:tab/>select &lt;attribute and function list&gt;</text:p>
      <text:p text:style-name="P3"><text:tab/>from &lt;table list&gt;</text:p>
      <text:p text:style-name="P3"><text:tab/>[where &lt;condition&gt;]</text:p>
      <text:p text:style-name="P3"><text:tab/>[group by &lt;grouping attribute(s)&gt;]</text:p>
      <text:p text:style-name="P3"><text:tab/>[having &lt;group condition&gt;]</text:p>
      <text:p text:style-name="P3"><text:tab/>[order by &lt;attribute list&gt;];</text:p>
      <text:p text:style-name="P3"/>
      <text:p text:style-name="P3"><text:tab/>command formats</text:p>
      <text:p text:style-name="P3"><text:tab/>drop schema company cascade;</text:p>
      <text:p text:style-name="P3"><text:tab/>drop table dependent cascade;</text:p>
      <text:p text:style-name="P3"><text:tab/>alter table company.employee add column Job VARCHAR(12);</text:p>
      <text:p text:style-name="P3"><text:tab/>alter table company.employee drop column Address Cascade;</text:p>
      <text:p text:style-name="P3"><text:tab/>alter table company.department alter column mgr_ssn drop default;</text:p>
      <text:p text:style-name="P3"><text:tab/>alter table company.department alter column mgr_ssn set default '333445555';</text:p>
      <text:p text:style-name="P3"><text:tab/>alter tale company.employee drop constraint empsuperfk cascade;</text:p>
      <text:p text:style-name="P3"/>
      <text:p text:style-name="P3">Exercises 5.5, 5.6, 5.7</text:p>
      <text:p text:style-name="P3"/>
      <text:p text:style-name="P3">5.5</text:p>
      <text:p text:style-name="P3"/>
      <text:p text:style-name="P3">a.</text:p>
      <text:p text:style-name="P3"/>
      <text:p text:style-name="P3">select dname, count(*)</text:p>
      <text:p text:style-name="P3">from department, employee</text:p>
      <text:p text:style-name="P3">where dno = dnumber</text:p>
      <text:p text:style-name="P3">group by dname</text:p>
      <text:p text:style-name="P3">having avg(salary) &gt; 30000;</text:p>
      <text:p text:style-name="P3"/>
      <text:p text:style-name="P3">b.</text:p>
      <text:p text:style-name="P3"/>
      <text:p text:style-name="P3">select dname, count(*)</text:p>
      <text:p text:style-name="P3">from department, employee</text:p>
      <text:p text:style-name="P3">where dno = dnumber and upper(gender) = 'M'</text:p>
      <text:p text:style-name="P3">group by dname</text:p>
      <text:p text:style-name="P3">having avg(salary) &gt; 30000;</text:p>
      <text:p text:style-name="P3"/>
      <text:p text:style-name="P3">another interruption of problem</text:p>
      <text:p text:style-name="P3"/>
      <text:p text:style-name="P3">select dname, count(*)</text:p>
      <text:p text:style-name="P3">from department, employee</text:p>
      <text:p text:style-name="P3">where dno = dnumber and upper(gender) = 'M' and salary &gt; 30000</text:p>
      <text:p text:style-name="P3">group by dname;</text:p>
      <text:p text:style-name="P3"><text:soft-page-break/></text:p>
      <text:p text:style-name="P3">5.6</text:p>
      <text:p text:style-name="P3"/>
      <text:p text:style-name="P3">a.</text:p>
      <text:p text:style-name="P3"/>
      <text:p text:style-name="P3">select e.ename, e.fname, e.major</text:p>
      <text:p text:style-name="P3">from employee e,</text:p>
      <text:p text:style-name="P3">where not exists (select *</text:p>
      <text:p text:style-name="P3"><text:tab/><text:tab/> <text:s text:c="4"/>from grade_report g</text:p>
      <text:p text:style-name="P3"><text:s text:c="29"/>where e.student_number = g.student_number and upper(grade) != 'A');</text:p>
      <text:p text:style-name="P3"/>
      <text:p text:style-name="P3">b.</text:p>
      <text:p text:style-name="P3"/>
      <text:p text:style-name="P3">select e.ename, e.fname, e.major</text:p>
      <text:p text:style-name="P3">from employee e,</text:p>
      <text:p text:style-name="P3">where not exists (select *</text:p>
      <text:p text:style-name="P3"><text:tab/><text:tab/> <text:s text:c="4"/>from grade_report g</text:p>
      <text:p text:style-name="P3"><text:s text:c="29"/>where e.student_number = g.student_number and upper(grade) = 'A');</text:p>
      <text:p text:style-name="P3"/>
      <text:p text:style-name="P3">5.7</text:p>
      <text:p text:style-name="P3"/>
      <text:p text:style-name="P3">a.</text:p>
      <text:p text:style-name="P3"/>
      <text:p text:style-name="P3">select e.fname, e.lname</text:p>
      <text:p text:style-name="P3">from employee e</text:p>
      <text:p text:style-name="P3">where e.dno in (select ee.dno</text:p>
      <text:p text:style-name="P3"><text:s text:c="25"/>from employee ee</text:p>
      <text:p text:style-name="P3"><text:s text:c="25"/>where ee.salary = (select max(eee.salary)</text:p>
      <text:p text:style-name="P3"><text:s text:c="55"/>from employee eee));</text:p>
      <text:p text:style-name="P3"/>
      <text:p text:style-name="P3">b.</text:p>
      <text:p text:style-name="P3"/>
      <text:p text:style-name="P3">select e.fname, e.lname</text:p>
      <text:p text:style-name="P3">from employee e</text:p>
      <text:p text:style-name="P3">where e.superssn in (select ee.ssn</text:p>
      <text:p text:style-name="P3"><text:s text:c="34"/>from employee ee</text:p>
      <text:p text:style-name="P3"><text:s text:c="34"/>where ee.superssn = '888665555');</text:p>
      <text:p text:style-name="P3"/>
      <text:p text:style-name="P3">c.</text:p>
      <text:p text:style-name="P3"/>
      <text:p text:style-name="P3">select e.fname, e.lname</text:p>
      <text:p text:style-name="P3">from employee e</text:p>
      <text:p text:style-name="P3">where e.salary &gt;= 10000 + (select min(ee.salary)</text:p>
      <text:p text:style-name="P3"><text:s text:c="45"/>from employee ee);</text:p>
      <text:p text:style-name="P3"><text:s text:c="25"/></text:p>
      <text:p text:style-name="P1">Chapter 6 – 6.1 to 6.5</text:p>
      <text:p text:style-name="P1"/>
      <text:p text:style-name="P3">Relational Algebra Symbols</text:p>
      <text:p text:style-name="P3"/>
      <text:p text:style-name="P3"><text:soft-page-break/></text:p>
      <text:p text:style-name="P2">Operation<text:tab/> <text:s text:c="11"/>Symbol</text:p>
      <text:p text:style-name="P3">Project<text:tab/><text:tab/><text:tab/><text:span text:style-name="T2"></text:span><text:tab/></text:p>
      <text:p text:style-name="P3">select<text:tab/><text:tab/><text:tab/><text:span text:style-name="T2"></text:span></text:p>
      <text:p text:style-name="P3">rename <text:tab/><text:tab/>ρ</text:p>
      <text:p text:style-name="P3">union<text:tab/><text:tab/><text:tab/><text:span text:style-name="T1"></text:span></text:p>
      <text:p text:style-name="P3">intersection<text:tab/><text:tab/><text:span text:style-name="T1"></text:span></text:p>
      <text:p text:style-name="P3">difference<text:tab/><text:tab/>-</text:p>
      <text:p text:style-name="P3">assignment <text:s text:c="17"/>&lt;--</text:p>
      <text:p text:style-name="P3">cartesian product <text:s text:c="8"/>x</text:p>
      <text:p text:style-name="P3">join<text:tab/><text:tab/><text:tab/><text:span text:style-name="T5">⋈</text:span></text:p>
      <text:p text:style-name="P7">natural join <text:s text:c="17"/>*</text:p>
      <text:p text:style-name="P14"><text:span text:style-name="T34">Division<text:tab/><text:tab/></text:span><text:span text:style-name="T41">÷</text:span></text:p>
      <text:p text:style-name="P7">aggregate<text:tab/><text:tab/><text:span text:style-name="T12"> </text:span><text:a xlink:type="simple" xlink:href="http://en.wikipedia.org/wiki/ℑ"><text:span text:style-name="T18">ℑ</text:span></text:a></text:p>
      <text:p text:style-name="P11"/>
      <text:p text:style-name="P5"><text:span text:style-name="T7">Select Format: <text:tab/> </text:span><text:span text:style-name="T3"></text:span><text:span text:style-name="T11">dno = 4</text:span><text:span text:style-name="T8"> (Employee) </text:span></text:p>
      <text:p text:style-name="P5"><text:span text:style-name="T8">Project Format:<text:tab/> </text:span><text:span text:style-name="T3"></text:span><text:span text:style-name="T11">lname, fname, salary</text:span><text:span text:style-name="T8">(Employee)</text:span></text:p>
      <text:p text:style-name="P5"><text:span text:style-name="T8">Rename:<text:tab/><text:tab/>Result1 &lt;-- </text:span><text:span text:style-name="T3"></text:span><text:span text:style-name="T11">dno = 4</text:span><text:span text:style-name="T8"> (Employee) </text:span></text:p>
      <text:p text:style-name="P5"><text:span text:style-name="T8">Rename V2: <text:s text:c="15"/>Result1 &lt;-- ρ</text:span><text:span text:style-name="T11">(dname, dnum, mgr_ssn, mgr_start_date)</text:span><text:span text:style-name="T8"> (Employee) </text:span></text:p>
      <text:p text:style-name="P8">Cartesian Product: <text:tab/>Employee x Result1</text:p>
      <text:p text:style-name="P5"><text:span text:style-name="T8">Join: <text:tab/><text:tab/><text:tab/>Department </text:span><text:span text:style-name="T5">⋈</text:span><text:span text:style-name="T11">Mgr_ssn = ssn</text:span><text:span text:style-name="T8"> Employee</text:span></text:p>
      <text:p text:style-name="P5"><text:span text:style-name="T8">Natural Join: <text:tab/><text:tab/>Department </text:span><text:span text:style-name="T5">* </text:span><text:span text:style-name="T8">Employee</text:span></text:p>
      <text:p text:style-name="P5"><text:span text:style-name="T8">Difference: <text:tab/><text:tab/>Department –</text:span><text:span text:style-name="T5"> </text:span><text:span text:style-name="T8">Employee</text:span></text:p>
      <text:p text:style-name="P5"><text:span text:style-name="T8">Aggregate:<text:tab/><text:tab/>dno </text:span><text:a xlink:type="simple" xlink:href="http://en.wikipedia.org/wiki/ℑ"><text:span text:style-name="T17">ℑ</text:span></text:a><text:span text:style-name="T8"> </text:span><text:span text:style-name="T11">Count ssn, Average salary</text:span><text:span text:style-name="T8">(Employee)</text:span></text:p>
      <text:p text:style-name="Standard"><text:span text:style-name="T32">Division:<text:tab/><text:tab/>Department </text:span><text:span text:style-name="T8">÷</text:span><text:span text:style-name="T32"> Employee</text:span></text:p>
      <text:p text:style-name="P8"/>
      <text:p text:style-name="P6"><text:span text:style-name="T8">Select – </text:span><text:span text:style-name="T9">returns a tuple based on selection condition specified</text:span></text:p>
      <text:p text:style-name="P6"><text:span text:style-name="T8">Project </text:span><text:span text:style-name="T9">– returns a tuple</text:span></text:p>
      <text:p text:style-name="P6"><text:span text:style-name="T8">Rename</text:span><text:span text:style-name="T9"> – renames the resulting tuple, or renames individual attributes</text:span></text:p>
      <text:p text:style-name="P6"><text:span text:style-name="T8">Cartesian Product</text:span><text:span text:style-name="T9"> – resulting join is a complete cross. <text:s/>Everything on left is crossed with everything on right. <text:s/>5 tuples on left and 3 on right creates 15 tuples</text:span></text:p>
      <text:p text:style-name="P6"><text:span text:style-name="T8">Join</text:span><text:span text:style-name="T9"> - </text:span><text:span text:style-name="T8"><text:s/></text:span><text:span text:style-name="T9">joins to relations based on a specific attribute in each relation specified. <text:s/>The resulting relation has the number of tuples where they match.</text:span></text:p>
      <text:p text:style-name="P5"><text:span text:style-name="T10">Natural Join</text:span><text:span text:style-name="T8"> – Joins two relations where they have matching attributes. <text:s/>The resulting relation has the number of tuples where they match.</text:span></text:p>
      <text:p text:style-name="P6"><text:span text:style-name="T8">Difference – </text:span><text:span text:style-name="T9">The resulting relation contains tuples that existed in the left side, but do not exist on the right side. <text:s/>The two relations have the same attributes by name and in same order.</text:span></text:p>
      <text:p text:style-name="P6"><text:span text:style-name="T8">Aggregate – </text:span><text:span text:style-name="T9">Used for max, min, sum, avg, count, etc.</text:span></text:p>
      <text:p text:style-name="P9">Division – <text:span text:style-name="T20">identifies the attribute values from a relation that are found to be paired with all values from another relation</text:span></text:p>
      <text:p text:style-name="P23"/>
      <text:p text:style-name="P3">Exercises 6.16, 6.18</text:p>
      <text:p text:style-name="P13"/>
      <text:p text:style-name="P19">6.16</text:p>
      <text:p text:style-name="P19"/>
      <text:p text:style-name="P19"><text:soft-page-break/>a.</text:p>
      <text:p text:style-name="P19">Retrieve the names of all employees in department 5 who more than 10 hours per week on </text:p>
      <text:p text:style-name="P19">ProductX project.</text:p>
      <text:p text:style-name="P19"/>
      <text:p text:style-name="P19">Proj &lt;-- <text:span text:style-name="T4"></text:span><text:span text:style-name="T13">pname = 'ProjectX'</text:span><text:span text:style-name="T32"> (Project) </text:span></text:p>
      <text:p text:style-name="P19"><text:span text:style-name="T32">Proj2 &lt;-- Proj </text:span><text:span text:style-name="T6">⋈</text:span><text:span text:style-name="T13">pnumber = pno</text:span><text:span text:style-name="T32"> (Works_On)</text:span></text:p>
      <text:p text:style-name="P19"><text:span text:style-name="T32">Proj3 &lt;-- </text:span><text:span text:style-name="T4"></text:span><text:span text:style-name="T13">hours &gt; 10</text:span><text:span text:style-name="T32"> (Proj2) </text:span></text:p>
      <text:p text:style-name="P19"><text:span text:style-name="T32">Proj4 &lt;-- </text:span><text:span text:style-name="T4"></text:span><text:span text:style-name="T13">dno = 5</text:span><text:span text:style-name="T32"> (Employee) </text:span></text:p>
      <text:p text:style-name="P19"><text:span text:style-name="T32">Result &lt;-- </text:span><text:span text:style-name="T4"></text:span><text:span text:style-name="T13">lname, fname </text:span><text:span text:style-name="T32">(Proj4 </text:span><text:span text:style-name="T6">⋈ </text:span><text:span text:style-name="T15">ssn</text:span><text:span text:style-name="T13"> = essn <text:s/></text:span><text:span text:style-name="T35">(Proj3))</text:span></text:p>
      <text:p text:style-name="P19"/>
      <text:p text:style-name="P19">b.</text:p>
      <text:p text:style-name="P19">List the names of all employees who have a dependent with the same first name as themselves.</text:p>
      <text:p text:style-name="P19"/>
      <text:p text:style-name="P19">Result &lt;-- <text:span text:style-name="T4"></text:span><text:span text:style-name="T13">lname, fname </text:span><text:span text:style-name="T32">(Employee </text:span><text:span text:style-name="T6">⋈ </text:span><text:span text:style-name="T13">ssn = essn and fname = dependent_name <text:s/>(</text:span><text:span text:style-name="T35">Dependent))</text:span></text:p>
      <text:p text:style-name="P19"/>
      <text:p text:style-name="P19">c.</text:p>
      <text:p text:style-name="P19">List the names of all employees who are directly supervised by ‘Franklin Wong’.</text:p>
      <text:p text:style-name="P19"/>
      <text:p text:style-name="P19">R1 &lt;-- <text:span text:style-name="T4"></text:span><text:span text:style-name="T13">ssn</text:span><text:span text:style-name="T35"> (</text:span><text:span text:style-name="T37"></text:span><text:span text:style-name="T13">fname = 'Franklin and lname = 'Wong' </text:span><text:span text:style-name="T35">(Employee))</text:span></text:p>
      <text:p text:style-name="P19"><text:span text:style-name="T35">Result &lt;-- </text:span><text:span text:style-name="T37"></text:span><text:span text:style-name="T13">lname, fname </text:span><text:span text:style-name="T35">(Employee </text:span><text:span text:style-name="T39">⋈</text:span><text:span text:style-name="T15"> </text:span><text:span text:style-name="T13">ssn = super_ssn <text:s/></text:span><text:span text:style-name="T35">(R1))</text:span></text:p>
      <text:p text:style-name="P19"/>
      <text:p text:style-name="P19">d.</text:p>
      <text:p text:style-name="P19">For each project, list the project name and the total hours per week (by all employees) spent </text:p>
      <text:p text:style-name="P19">on that project.</text:p>
      <text:p text:style-name="P21"/>
      <text:p text:style-name="P19"><text:span text:style-name="T35">R1(pno, sum_hours) &lt;-- pno </text:span><text:a xlink:type="simple" xlink:href="http://en.wikipedia.org/wiki/ℑ"><text:span text:style-name="T19">ℑ</text:span></text:a><text:span text:style-name="T35"> </text:span><text:span text:style-name="T13">Sum Hours </text:span><text:span text:style-name="T35">(Works_On)</text:span></text:p>
      <text:p text:style-name="P19"><text:span text:style-name="T35">Result &lt;-- </text:span><text:span text:style-name="T37"></text:span><text:span text:style-name="T13">pname, sum_hours </text:span><text:span text:style-name="T35">(Project</text:span><text:span text:style-name="T13"> </text:span><text:span text:style-name="T39">⋈</text:span><text:span text:style-name="T15"> pnumber = pno</text:span><text:span text:style-name="T13"> <text:s/></text:span><text:span text:style-name="T35">(R1))</text:span></text:p>
      <text:p text:style-name="P19"/>
      <text:p text:style-name="P19">e.</text:p>
      <text:p text:style-name="P19">Retrieve the names of all employees who work on every project.</text:p>
      <text:p text:style-name="P19"/>
      <text:p text:style-name="P19">R1 (pno) &lt;-- <text:span text:style-name="T37"></text:span><text:span text:style-name="T13">pnumber </text:span><text:span text:style-name="T35">(Project)</text:span></text:p>
      <text:p text:style-name="P19"><text:span text:style-name="T35">R2 &lt;-- </text:span><text:span text:style-name="T37"></text:span><text:span text:style-name="T13">essn, pno </text:span><text:span text:style-name="T35">(Works_On)</text:span></text:p>
      <text:p text:style-name="P21">R3 &lt;-- R2 ÷ R1</text:p>
      <text:p text:style-name="P22"><text:span text:style-name="T35">Result &lt;-- </text:span><text:span text:style-name="T37"></text:span><text:span text:style-name="T13">lname, fname </text:span><text:span text:style-name="T35">(Employee</text:span><text:span text:style-name="T13"> </text:span><text:span text:style-name="T39">⋈</text:span><text:span text:style-name="T15"> ssn = essn</text:span><text:span text:style-name="T13"> <text:s/></text:span><text:span text:style-name="T35">(R3))</text:span></text:p>
      <text:p text:style-name="P21"/>
      <text:p text:style-name="P19"/>
      <text:p text:style-name="P19">f.</text:p>
      <text:p text:style-name="P19">Retrieve the names of all employees who do not work on any project.</text:p>
      <text:p text:style-name="P19"/>
      <text:p text:style-name="P19">R1 &lt;-- <text:span text:style-name="T4"></text:span><text:span text:style-name="T13">ssn</text:span><text:span text:style-name="T35"> (Employee)</text:span></text:p>
      <text:p text:style-name="P19"><text:span text:style-name="T35">R2 (ssn) &lt;-- </text:span><text:span text:style-name="T37"></text:span><text:span text:style-name="T13">essn</text:span><text:span text:style-name="T35"> (Works_On)</text:span></text:p>
      <text:p text:style-name="P21">R3 &lt;-- R1 - R2</text:p>
      <text:p text:style-name="P19">Result &lt;-- <text:span text:style-name="T37"></text:span><text:span text:style-name="T13">fname, lname</text:span><text:span text:style-name="T35">(R3</text:span><text:span text:style-name="T13"> </text:span><text:span text:style-name="T39">*</text:span><text:span text:style-name="T13"> </text:span><text:span text:style-name="T35">Employee)</text:span></text:p>
      <text:p text:style-name="P19"/>
      <text:p text:style-name="P19"/>
      <text:p text:style-name="P19">g.</text:p>
      <text:p text:style-name="P19"><text:soft-page-break/>For each department, retrieve the department name and the average salary of all employees </text:p>
      <text:p text:style-name="P19">working in that department.</text:p>
      <text:p text:style-name="P19"/>
      <text:p text:style-name="P19"><text:span text:style-name="T35">R1(dno, avg_salary) &lt;-- dno </text:span><text:a xlink:type="simple" xlink:href="http://en.wikipedia.org/wiki/ℑ"><text:span text:style-name="T19">ℑ</text:span></text:a><text:span text:style-name="T35"> </text:span><text:span text:style-name="T13">Avg salary </text:span><text:span text:style-name="T35">(Employee)</text:span></text:p>
      <text:p text:style-name="P19"><text:span text:style-name="T35">Result &lt;-- </text:span><text:span text:style-name="T37"></text:span><text:span text:style-name="T13">dname, avg_salary </text:span><text:span text:style-name="T35">(Department</text:span><text:span text:style-name="T13"> </text:span><text:span text:style-name="T39">⋈</text:span><text:span text:style-name="T15"> dnumber = dno</text:span><text:span text:style-name="T13"> <text:s/></text:span><text:span text:style-name="T35">(R1))</text:span></text:p>
      <text:p text:style-name="P19"/>
      <text:p text:style-name="P19"/>
      <text:p text:style-name="P19">h.</text:p>
      <text:p text:style-name="P19">Retrieve the average salary of all female employees.</text:p>
      <text:p text:style-name="P19"/>
      <text:p text:style-name="P19"/>
      <text:p text:style-name="P19">R1 &lt;-- <text:span text:style-name="T4"></text:span><text:span text:style-name="T13">salary</text:span><text:span text:style-name="T35"> (</text:span><text:span text:style-name="T37"></text:span><text:span text:style-name="T13">gender = 'F' </text:span><text:span text:style-name="T35">(Employee))</text:span></text:p>
      <text:p text:style-name="P19"><text:span text:style-name="T35">Result &lt;-- </text:span><text:a xlink:type="simple" xlink:href="http://en.wikipedia.org/wiki/ℑ"><text:span text:style-name="T19">ℑ</text:span></text:a><text:span text:style-name="T35"> </text:span><text:span text:style-name="T13">Avg salary </text:span><text:span text:style-name="T35">(R1)</text:span></text:p>
      <text:p text:style-name="P19"/>
      <text:p text:style-name="P19"/>
      <text:p text:style-name="P19">i.</text:p>
      <text:p text:style-name="P19">Find the names and addresses of all employees who work on at least one project located in </text:p>
      <text:p text:style-name="P19">Houston but whose department has no location in Houston.</text:p>
      <text:p text:style-name="P19"/>
      <text:p text:style-name="P19">All employees work on one projectin houston</text:p>
      <text:p text:style-name="P19"/>
      <text:p text:style-name="P19">all employees whose department not in houston</text:p>
      <text:p text:style-name="P19"/>
      <text:p text:style-name="P19">join</text:p>
      <text:p text:style-name="P19"/>
      <text:p text:style-name="P19">R1 &lt;-- <text:span text:style-name="T4"></text:span><text:span text:style-name="T13">pnumber</text:span><text:span text:style-name="T35"> (</text:span><text:span text:style-name="T37"></text:span><text:span text:style-name="T13">plocation = 'Houston' </text:span><text:span text:style-name="T35">(Project))</text:span></text:p>
      <text:p text:style-name="P19"><text:span text:style-name="T35">R2 &lt;-- Works_On</text:span><text:span text:style-name="T13"> </text:span><text:span text:style-name="T39">⋈</text:span><text:span text:style-name="T15"> pno= pnumber</text:span><text:span text:style-name="T13"> <text:s/></text:span><text:span text:style-name="T35">(R1)</text:span></text:p>
      <text:p text:style-name="P19"><text:span text:style-name="T35">R3 &lt;-- Employee</text:span><text:span text:style-name="T13"> </text:span><text:span text:style-name="T39">⋈</text:span><text:span text:style-name="T15"> ssn= essn</text:span><text:span text:style-name="T13"> <text:s/></text:span><text:span text:style-name="T35">(R2)) <text:s/>// all employees who work on a project in houston</text:span></text:p>
      <text:p text:style-name="P19"/>
      <text:p text:style-name="P19">R4 &lt;-- <text:span text:style-name="T37"></text:span><text:span text:style-name="T13">dlocation <text:s/>= 'Houston' </text:span><text:span text:style-name="T35">(Dept_Locations))</text:span></text:p>
      <text:p text:style-name="P19"><text:span text:style-name="T35">R5 &lt;-- Employee</text:span><text:span text:style-name="T13"> </text:span><text:span text:style-name="T39">⋈</text:span><text:span text:style-name="T15"> dno = dnumber</text:span><text:span text:style-name="T13"> <text:s/></text:span><text:span text:style-name="T35">(R4))</text:span></text:p>
      <text:p text:style-name="P21">R6 &lt;-- Employee – R5 <text:s/>// all employees who's department is not in houston</text:p>
      <text:p text:style-name="P19"><text:span text:style-name="T35">Result &lt;-- </text:span><text:span text:style-name="T37"></text:span><text:span text:style-name="T13"> fname, lname, address</text:span><text:span text:style-name="T35"> (R3 * R6</text:span><text:span text:style-name="T13"> </text:span><text:span text:style-name="T35">) <text:s text:c="2"/>// join would be all employees who are in both</text:span></text:p>
      <text:p text:style-name="P19"/>
      <text:p text:style-name="P19"/>
      <text:p text:style-name="P19">j.</text:p>
      <text:p text:style-name="P19">List the last names of all department managers who have no dependents</text:p>
      <text:p text:style-name="P3"/>
      <text:p text:style-name="P3">R1 (ssn) &lt;-- <text:span text:style-name="T3"></text:span><text:span text:style-name="T14">mgr_ssn </text:span><text:span text:style-name="T33">(Department)</text:span></text:p>
      <text:p text:style-name="P3"><text:span text:style-name="T33">R2 (ssn) &lt;-- </text:span><text:span text:style-name="T3"></text:span><text:span text:style-name="T14">essn </text:span><text:span text:style-name="T33">(Dependent)</text:span></text:p>
      <text:p text:style-name="P8">R3 &lt;-- R1 – R2</text:p>
      <text:p text:style-name="P20"><text:span text:style-name="T36">Result &lt;-- </text:span><text:span text:style-name="T38"> </text:span><text:span text:style-name="T14">fname, lname </text:span><text:span text:style-name="T36">(R3</text:span><text:span text:style-name="T14"> </text:span><text:span text:style-name="T40">*</text:span><text:span text:style-name="T16"> </text:span><text:span text:style-name="T40">Employee</text:span><text:span text:style-name="T36">)</text:span></text:p>
      <text:p text:style-name="P1"/>
      <text:p text:style-name="P1"/>
      <text:p text:style-name="P3">6.18</text:p>
      <text:p text:style-name="P3"/>
      <text:p text:style-name="Standard"><text:span text:style-name="T31">a. How many </text:span><text:span text:style-name="T30">copies of the book titled </text:span>‘<text:span text:style-name="T30">The Lost Tribe</text:span>’ <text:span text:style-name="T30">are owned by the library branch whose name is </text:span>‘<text:span text:style-name="T30">Sharpton</text:span>’<text:span text:style-name="T30">?</text:span></text:p>
      <text:p text:style-name="P13"/>
      <text:p text:style-name="P13"><text:soft-page-break/></text:p>
      <text:p text:style-name="P13"/>
      <text:p text:style-name="P19">b.</text:p>
      <text:p text:style-name="P18"><text:span text:style-name="T30">How many copies of the book </text:span>‘<text:span text:style-name="T30">The Lost Tribe</text:span>’ <text:span text:style-name="T30">are owned by each library branch?</text:span></text:p>
      <text:p text:style-name="P19"/>
      <text:p text:style-name="P19"/>
      <text:p text:style-name="P19">c.</text:p>
      <text:p text:style-name="P19">Retrieve the names of all borrowers who do not have any books checked out.</text:p>
      <text:p text:style-name="P19"/>
      <text:p text:style-name="P19"/>
      <text:p text:style-name="P19">d.</text:p>
      <text:p text:style-name="P18"><text:span text:style-name="T30">For each book that is loaned out from the Sharpstown branch and whose due date is today, retrieve the book tile, the borrower</text:span>’<text:span text:style-name="T30">s name and the borrower</text:span>’<text:span text:style-name="T30">s address.</text:span></text:p>
      <text:p text:style-name="P19"/>
      <text:p text:style-name="P19"/>
      <text:p text:style-name="P19"/>
      <text:p text:style-name="P19">e.</text:p>
      <text:p text:style-name="P19">For each library branch, retrieve the branch name and the total number of books loaned out from </text:p>
      <text:p text:style-name="P19">that branch.</text:p>
      <text:p text:style-name="P19"/>
      <text:p text:style-name="P19"/>
      <text:p text:style-name="P19"/>
      <text:p text:style-name="P19">f.</text:p>
      <text:p text:style-name="P19">Retrieve the names, addresses, and number of books checked out for all borrowers who</text:p>
      <text:p text:style-name="P19">have more than five books checked out.</text:p>
      <text:p text:style-name="P19"/>
      <text:p text:style-name="P19"/>
      <text:p text:style-name="P19"/>
      <text:p text:style-name="P19">g.</text:p>
      <text:p text:style-name="P19">For each book authored (or coauthored) by Stephen King, retrieve the title and the number of </text:p>
      <text:p text:style-name="P19">copies owned by the library branch whose name is Central</text:p>
      <text:p text:style-name="P3"/>
      <text:p text:style-name="P1"/>
      <text:p text:style-name="P1"/>
      <text:p text:style-name="P1"/>
      <text:p text:style-name="P1">Chapter 15</text:p>
      <text:p text:style-name="P1"/>
      <text:p text:style-name="P4">2nf Formal Definition - <text:span text:style-name="T20"><text:s/>every non prime attribute is not partially dependent on </text:span><text:span text:style-name="T22">any</text:span><text:span text:style-name="T20"> candidate key.</text:span></text:p>
      <text:p text:style-name="P4">3nf Formal Definition - <text:span text:style-name="T20"><text:s/>whenever a nontrivial dependency hold x -&gt; a in R, either X is a superkey of R, or A is a prime attribute of R.</text:span></text:p>
      <text:p text:style-name="P4">BCNF – <text:span text:style-name="T20">whenever a nontrivial functional dependency x -&gt; a holds in R, then X is a superkey of R</text:span></text:p>
      <text:p text:style-name="P3"/>
      <text:p text:style-name="P1">x</text:p>
      <text:p text:style-name="P3">Exercises 15.30, 15.31, 15.35, 15.36</text:p>
      <text:p text:style-name="P3"/>
      <text:p text:style-name="P3">15.30</text:p>
      <text:p text:style-name="P3"/>
      <text:p text:style-name="P3">Car_Sale(Car#, Date_sold, Salesperson#, Commission%, Discount_amt)</text:p>
      <text:p text:style-name="P3"/>
      <text:p text:style-name="P3">Date_sold -&gt; discount_amt</text:p>
      <text:p text:style-name="P3">Salesperson# -&gt; commission#</text:p>
      <text:p text:style-name="P3"/>
      <text:p text:style-name="P3">PK = Car#, Salesperson#</text:p>
      <text:p text:style-name="P3"><text:soft-page-break/></text:p>
      <text:p text:style-name="P3">1NF:</text:p>
      <text:p text:style-name="P3"/>
      <text:p text:style-name="P3">The relation is in 1NF because there are no multivalue or composite attributes in Car_Sale</text:p>
      <text:p text:style-name="P3"/>
      <text:p text:style-name="P3">2NF: <text:s/></text:p>
      <text:p text:style-name="P3"/>
      <text:p text:style-name="P3">Not in 2NF because there exists non prime attributes that are not dependent on a full candidate key. <text:s/>In this case, commission# is only dependent on part of the key, salesperson#.</text:p>
      <text:p text:style-name="P3"/>
      <text:p text:style-name="P3">To Normalize:</text:p>
      <text:p text:style-name="P3"/>
      <text:p text:style-name="P3">Move the attribute that is causing the problem, commission#, and put it in it's own relation. <text:s/>Use as the primary key, salesperson#, but keep salesperson# in the original relation. <text:s/></text:p>
      <text:p text:style-name="P3"/>
      <text:p text:style-name="P3">The result after putting in 2NF is:</text:p>
      <text:p text:style-name="P3"/>
      <text:p text:style-name="P3">Car_Sale(Car#, Date_sold, Salesperson#, Discount_amt)</text:p>
      <text:p text:style-name="P3">Commission(Salesperson#, commission#)</text:p>
      <text:p text:style-name="P3"/>
      <text:p text:style-name="P3">3NF: <text:s/>We are not in 3NF because of the data_sold -&gt; discount_amt FD. <text:s/>Data_sold is not a superkey and discount_amt is not a prime attribute so we are in violation of 3NF. <text:s/>To solve this, we move the problem attribute, discount_amt, to a new relation and use as it's primary key, dale_sold, which stays in the orignla relation. <text:s/>The result after putting in 3NF is:</text:p>
      <text:p text:style-name="P3"/>
      <text:p text:style-name="P3">Car_Sale(Car#, Date_sold, Salesperson#)</text:p>
      <text:p text:style-name="P3">Date(Date_sold, discount_amt)</text:p>
      <text:p text:style-name="P3">Commission(Salesperson#, commission#)</text:p>
      <text:p text:style-name="P3"/>
      <text:p text:style-name="P3">15.31</text:p>
      <text:p text:style-name="P3"/>
      <text:p text:style-name="P3">Book(Book_title, author_name, book_type,list_price, author_afil, publisher)</text:p>
      <text:p text:style-name="P3"/>
      <text:p text:style-name="P3">FD1 book_title -&gt; publisher, book_type</text:p>
      <text:p text:style-name="P3">FD2 book_type -&gt; list_price</text:p>
      <text:p text:style-name="P3">FD3 author_name -&gt; author_afil</text:p>
      <text:p text:style-name="P3"/>
      <text:p text:style-name="P3">Determine primary key</text:p>
      <text:p text:style-name="P3"/>
      <text:p text:style-name="P3">L <text:s/>- book_title, author_name</text:p>
      <text:p text:style-name="P3">M - book_type</text:p>
      <text:p text:style-name="P3">R <text:s/>- publisher, list_price, author_afil</text:p>
      <text:p text:style-name="P3"/>
      <text:p text:style-name="P3">Closures</text:p>
      <text:p text:style-name="P3"/>
      <text:p text:style-name="P3">book_title+ = book_title, publisher, book_type, list_price</text:p>
      <text:p text:style-name="P3">author_name+ = authro_name, author_afil</text:p>
      <text:p text:style-name="P3"/>
      <text:p text:style-name="P3">Book_title, author_name+ = book_title, publisher, book_type, list_price, author_name, author_a</text:p>
      <text:p text:style-name="P3"><text:soft-page-break/></text:p>
      <text:p text:style-name="P3">primary key = book_title, author_name</text:p>
      <text:p text:style-name="P3"/>
      <text:p text:style-name="P3">1NF: <text:s/>We are in 1NF because there are no multivalued or composite attributes</text:p>
      <text:p text:style-name="P3"/>
      <text:p text:style-name="P3"><text:span text:style-name="T27">2NF:</text:span><text:span text:style-name="T28"> <text:s/></text:span>We<text:span text:style-name="T28"> </text:span>are<text:span text:style-name="T28"> </text:span>in<text:span text:style-name="T28"> </text:span>violation<text:span text:style-name="T28"> </text:span>of<text:span text:style-name="T28"> </text:span>2NF<text:span text:style-name="T28"> </text:span>because<text:span text:style-name="T28"> </text:span>a<text:span text:style-name="T28"> </text:span>non<text:span text:style-name="T28"> </text:span>prime<text:span text:style-name="T28"> </text:span>attribute,<text:span text:style-name="T28"> </text:span>publisher,<text:span text:style-name="T28"> </text:span>is<text:span text:style-name="T28"> </text:span>determined<text:span text:style-name="T28"> </text:span>by<text:span text:style-name="T28"> </text:span>only<text:span text:style-name="T28"> </text:span>part<text:span text:style-name="T28"> </text:span>of<text:span text:style-name="T28"> </text:span>the<text:span text:style-name="T28"> only key</text:span>.<text:span text:style-name="T28"> <text:s/></text:span>Since<text:span text:style-name="T28"> </text:span>publisher<text:span text:style-name="T28"> </text:span>is<text:span text:style-name="T28"> </text:span>only<text:span text:style-name="T28"> </text:span>determined<text:span text:style-name="T28"> </text:span>by<text:span text:style-name="T28"> </text:span>book,<text:span text:style-name="T28"> </text:span>and<text:span text:style-name="T28"> </text:span>not<text:span text:style-name="T28"> </text:span>author_name<text:span text:style-name="T28"> </text:span>as<text:span text:style-name="T28"> </text:span>well,<text:span text:style-name="T28"> </text:span>we<text:span text:style-name="T28"> </text:span>are<text:span text:style-name="T28"> </text:span>in<text:span text:style-name="T28"> </text:span>violation<text:span text:style-name="T28"> </text:span>of<text:span text:style-name="T28"> </text:span>2NF.<text:span text:style-name="T28"> <text:s/></text:span>Publisher<text:span text:style-name="T28"> </text:span>is<text:span text:style-name="T28"> </text:span>not<text:span text:style-name="T28"> </text:span>the<text:span text:style-name="T28"> </text:span>only<text:span text:style-name="T28"> </text:span>offender.<text:span text:style-name="T28"> <text:s/></text:span>Book_type<text:span text:style-name="T28"> </text:span>and<text:span text:style-name="T28"> </text:span>author_afil<text:span text:style-name="T28"> </text:span>are<text:span text:style-name="T28"> </text:span>also<text:span text:style-name="T28"> </text:span>offenders.<text:span text:style-name="T28"> <text:s/></text:span>To<text:span text:style-name="T28"> </text:span>fix<text:span text:style-name="T28"> </text:span>this,<text:span text:style-name="T28"> </text:span>we<text:span text:style-name="T28"> </text:span>take<text:span text:style-name="T28"> </text:span>the<text:span text:style-name="T28"> </text:span>offender<text:span text:style-name="T28"> </text:span>and<text:span text:style-name="T28"> </text:span>move<text:span text:style-name="T28"> </text:span>them<text:span text:style-name="T28"> </text:span>into<text:span text:style-name="T28"> </text:span>their<text:span text:style-name="T28"> </text:span>own<text:span text:style-name="T28"> </text:span>relations,<text:span text:style-name="T28"> </text:span>using<text:span text:style-name="T28"> </text:span>the<text:span text:style-name="T28"> </text:span>other<text:span text:style-name="T28"> </text:span>half<text:span text:style-name="T28"> </text:span>of<text:span text:style-name="T28"> </text:span>the<text:span text:style-name="T28"> </text:span>dependency<text:span text:style-name="T28"> </text:span>that<text:span text:style-name="T28"> </text:span>causes<text:span text:style-name="T28"> </text:span>the<text:span text:style-name="T28"> </text:span>problem<text:span text:style-name="T28"> </text:span>as<text:span text:style-name="T28"> </text:span>the<text:span text:style-name="T28"> </text:span>key.<text:span text:style-name="T28"> <text:s/></text:span>The<text:span text:style-name="T28"> </text:span>result<text:span text:style-name="T28"> </text:span>is:</text:p>
      <text:p text:style-name="P3"/>
      <text:p text:style-name="P3"><text:span text:style-name="T23">Book,</text:span><text:span text:style-name="T25"> </text:span><text:span text:style-name="T23">Author_Name</text:span></text:p>
      <text:p text:style-name="P3"/>
      <text:p text:style-name="P3"><text:span text:style-name="T26">Book</text:span><text:span text:style-name="T27">,</text:span><text:span text:style-name="T28"> </text:span>publisher,<text:span text:style-name="T28"> </text:span>book_type,<text:span text:style-name="T28"> </text:span>list_price</text:p>
      <text:p text:style-name="P3"/>
      <text:p text:style-name="P3"><text:span text:style-name="T26">Author_name</text:span><text:span text:style-name="T27">,</text:span><text:span text:style-name="T28"> </text:span>author_afil</text:p>
      <text:p text:style-name="P3"/>
      <text:p text:style-name="P3"><text:span text:style-name="T27">3NF:</text:span><text:span text:style-name="T28"> <text:s/></text:span>We<text:span text:style-name="T28"> </text:span>are<text:span text:style-name="T28"> </text:span>in<text:span text:style-name="T28"> </text:span>violation<text:span text:style-name="T28"> </text:span>of<text:span text:style-name="T28"> </text:span>3NF<text:span text:style-name="T28"> </text:span>because<text:span text:style-name="T28"> </text:span>in<text:span text:style-name="T28"> </text:span>the<text:span text:style-name="T28"> </text:span>second<text:span text:style-name="T28"> </text:span>relation,<text:span text:style-name="T28"> </text:span>a<text:span text:style-name="T28"> </text:span>non<text:span text:style-name="T28"> </text:span>prime<text:span text:style-name="T28"> </text:span>attribute,<text:span text:style-name="T28"> </text:span>list_price,<text:span text:style-name="T28"> </text:span>is<text:span text:style-name="T28"> </text:span>determined<text:span text:style-name="T28"> </text:span>by<text:span text:style-name="T28"> </text:span>another<text:span text:style-name="T28"> </text:span>non<text:span text:style-name="T28"> </text:span>prime<text:span text:style-name="T28"> </text:span>attribute,<text:span text:style-name="T28"> </text:span>book_type.<text:span text:style-name="T28"> <text:s/></text:span>To<text:span text:style-name="T28"> </text:span>fix<text:span text:style-name="T28"> </text:span>this,<text:span text:style-name="T28"> </text:span>we<text:span text:style-name="T28"> </text:span>move<text:span text:style-name="T28"> </text:span>the<text:span text:style-name="T28"> </text:span>offending<text:span text:style-name="T28"> </text:span>attribute,<text:span text:style-name="T28"> </text:span>list_price<text:span text:style-name="T28"> </text:span>into<text:span text:style-name="T28"> </text:span>a<text:span text:style-name="T28"> </text:span>new<text:span text:style-name="T28"> </text:span>relation,<text:span text:style-name="T28"> </text:span>with<text:span text:style-name="T28"> </text:span>primary<text:span text:style-name="T28"> </text:span>key<text:span text:style-name="T28"> </text:span>being<text:span text:style-name="T28"> </text:span>book_type.<text:span text:style-name="T28"> <text:s/></text:span>We<text:span text:style-name="T28"> </text:span>keep<text:span text:style-name="T28"> </text:span>book_type<text:span text:style-name="T28"> </text:span>in<text:span text:style-name="T28"> </text:span>the<text:span text:style-name="T28"> </text:span>original<text:span text:style-name="T28"> </text:span>relation.<text:span text:style-name="T28"> <text:s/></text:span>The<text:span text:style-name="T28"> </text:span>result<text:span text:style-name="T28"> </text:span>is:</text:p>
      <text:p text:style-name="P3"/>
      <text:p text:style-name="P2"><text:span text:style-name="T23">Book_title,</text:span><text:span text:style-name="T25"> </text:span><text:span text:style-name="T23">Author_Name</text:span></text:p>
      <text:p text:style-name="P3"/>
      <text:p text:style-name="P3"><text:span text:style-name="T24">Book_title</text:span><text:span text:style-name="T27">,</text:span><text:span text:style-name="T28"> </text:span>publisher,<text:span text:style-name="T28"> </text:span>book_type</text:p>
      <text:p text:style-name="P3"/>
      <text:p text:style-name="P3"><text:span text:style-name="T24">book_type</text:span><text:span text:style-name="T27">,</text:span><text:span text:style-name="T28"> </text:span>list_price</text:p>
      <text:p text:style-name="P3"/>
      <text:p text:style-name="P3"><text:span text:style-name="T24">Author_name</text:span><text:span text:style-name="T27">,</text:span><text:span text:style-name="T28"> </text:span>author_afil</text:p>
      <text:p text:style-name="P3"/>
      <text:p text:style-name="P3"/>
      <text:p text:style-name="P3">15.35</text:p>
      <text:p text:style-name="P3"/>
      <text:p text:style-name="P3">Book(Book_name,author, Edition, Year)</text:p>
      <text:p text:style-name="P3"/>
      <text:p text:style-name="P3">a.</text:p>
      <text:p text:style-name="P3"/>
      <text:p text:style-name="P3">possible candidate keys</text:p>
      <text:p text:style-name="P3"/>
      <text:p text:style-name="P3">book_name,author, edition</text:p>
      <text:p text:style-name="P3"/>
      <text:p text:style-name="P3">b.</text:p>
      <text:p text:style-name="P3"/>
      <text:p text:style-name="P3">book -&gt;-&gt; author</text:p>
      <text:p text:style-name="P3">book -&gt;-&gt; edition,year</text:p>
      <text:p text:style-name="P3"/>
      <text:p text:style-name="P3">These two above are MVD's because author is a multivalued attribute given a particular book name. <text:s/>Same goes for edition, year, which is also a multivalued set of attributes for a given book. <text:s/>Also, since book -&gt;-&gt; author, we automatically get book -&gt;-&gt; edition, year</text:p>
      <text:p text:style-name="P3"><text:soft-page-break/></text:p>
      <text:p text:style-name="P3">c.</text:p>
      <text:p text:style-name="P3"/>
      <text:p text:style-name="P3">The decomposition would be to take the two multivalued items and move them into their own relations. <text:s/></text:p>
      <text:p text:style-name="P3"/>
      <text:p text:style-name="P3">Book(book, author)</text:p>
      <text:p text:style-name="P3">Book2(book, edition, year)</text:p>
      <text:p text:style-name="P3"/>
      <text:p text:style-name="P3"/>
      <text:p text:style-name="P3">15.36</text:p>
      <text:p text:style-name="P3"/>
      <text:p text:style-name="P3">Trip(trip_id,start_date,cities_visited,cards_used)</text:p>
      <text:p text:style-name="P3"/>
      <text:p text:style-name="P3">a.</text:p>
      <text:p text:style-name="P3"/>
      <text:p text:style-name="P3">FD trip_id -&gt; start_date</text:p>
      <text:p text:style-name="P3">MVD trip_id -&gt;-&gt; cities_visited</text:p>
      <text:p text:style-name="P3">MVD trip_id -&gt;-&gt; cards_used</text:p>
      <text:p text:style-name="P3"/>
      <text:p text:style-name="P3">b.</text:p>
      <text:p text:style-name="P3"/>
      <text:p text:style-name="P3">To normalize, move the two MVD's into their own relations, leaving trip_id and start_date in the original Trip relation.</text:p>
      <text:p text:style-name="P3"/>
      <text:p text:style-name="P3">Trip(<text:span text:style-name="T21">trip_id</text:span>,start_date)</text:p>
      <text:p text:style-name="P3">Cities(<text:span text:style-name="T21">trip_id,cities_visited</text:span>)</text:p>
      <text:p text:style-name="P3">Cards(<text:span text:style-name="T21">trip_id, cards_used</text:span>)</text:p>
      <text:p text:style-name="P3"/>
      <text:p text:style-name="P3"/>
      <text:p text:style-name="P3"/>
      <text:p text:style-name="P1">Chapter 16</text:p>
      <text:p text:style-name="P1"/>
      <text:p text:style-name="P3">Inference Rules</text:p>
      <text:p text:style-name="P3"/>
      <text:p text:style-name="P3">IR1 (reflexive rule): attributes determine self and subset of self</text:p>
      <text:p text:style-name="P3">IR2 (augmentaiton rule): {x -&gt; y} |= xz -&gt; yz</text:p>
      <text:p text:style-name="P3">IR3 (transitive): {x -&gt; y, y -&gt; z} |= xz -&gt; yz</text:p>
      <text:p text:style-name="P3">IR4 (decomposition): {x -&gt; yz} |= x -&gt; y and x -&gt; z</text:p>
      <text:p text:style-name="P3">IR5 (union or additive): {x -&gt; y, x -&gt; z} |= x -&gt; yz</text:p>
      <text:p text:style-name="P3">IR6 (pseudotransitive): {x -&gt; y, wy -&gt; z} |= wx -&gt; z</text:p>
      <text:p text:style-name="P3"/>
      <text:p text:style-name="P2">Nonadditive jon test for binary decompositions</text:p>
      <text:p text:style-name="P3"/>
      <text:p text:style-name="P3">The FD ((R1 <text:span text:style-name="T1"> </text:span>R2) -&gt; (R1 – R2)) is in F+ or</text:p>
      <text:p text:style-name="P3">The FD ((R1 <text:span text:style-name="T1"> </text:span>R2) -&gt; (R2 – R1)) is in F+</text:p>
      <text:p text:style-name="P12"/>
      <text:p text:style-name="P10">Nonadditive jon test for n-ary tests</text:p>
      <text:p text:style-name="P10"/>
      <text:p text:style-name="P5"><text:soft-page-break/>R = ssn, ename, pnumber, pname, plocation, hours</text:p>
      <text:p text:style-name="P5">R1 = EMP = ssn, ename</text:p>
      <text:p text:style-name="P5">R2 = Proj = pnumber, pname, plocation</text:p>
      <text:p text:style-name="P5">R3 = Works_on = ssn, pnumber, hours</text:p>
      <text:p text:style-name="P5"/>
      <text:p text:style-name="P5">ssn -&gt; ename</text:p>
      <text:p text:style-name="P5">pnumber -&gt; name, plocation</text:p>
      <text:p text:style-name="P5">ssn,pnumber -&gt; hours</text:p>
      <text:p text:style-name="P5"/>
      <table:table table:name="Table1" table:style-name="Table1">
        <table:table-column table:style-name="Table1.A" table:number-columns-repeated="2"/>
        <table:table-column table:style-name="Table1.C" table:number-columns-repeated="4"/>
        <table:table-column table:style-name="Table1.G"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SSN</text:p>
          </table:table-cell>
          <table:table-cell table:style-name="Table1.A1" office:value-type="string">
            <text:p text:style-name="P16">Ename</text:p>
          </table:table-cell>
          <table:table-cell table:style-name="Table1.A1" office:value-type="string">
            <text:p text:style-name="P16">Pnumber</text:p>
          </table:table-cell>
          <table:table-cell table:style-name="Table1.A1" office:value-type="string">
            <text:p text:style-name="P16">Pname</text:p>
          </table:table-cell>
          <table:table-cell table:style-name="Table1.A1" office:value-type="string">
            <text:p text:style-name="P16">Plocation</text:p>
          </table:table-cell>
          <table:table-cell table:style-name="Table1.G1" office:value-type="string">
            <text:p text:style-name="P16">hours</text:p>
          </table:table-cell>
        </table:table-row>
        <table:table-row>
          <table:table-cell table:style-name="Table1.A2" office:value-type="string">
            <text:p text:style-name="P15">R1</text:p>
          </table:table-cell>
          <table:table-cell table:style-name="Table1.A2" office:value-type="string">
            <text:p text:style-name="P15">a1</text:p>
          </table:table-cell>
          <table:table-cell table:style-name="Table1.A2" office:value-type="string">
            <text:p text:style-name="P15">a2</text:p>
          </table:table-cell>
          <table:table-cell table:style-name="Table1.A2" office:value-type="string">
            <text:p text:style-name="P15">B13</text:p>
          </table:table-cell>
          <table:table-cell table:style-name="Table1.A2" office:value-type="string">
            <text:p text:style-name="P15">B14</text:p>
          </table:table-cell>
          <table:table-cell table:style-name="Table1.A2" office:value-type="string">
            <text:p text:style-name="P15">B15</text:p>
          </table:table-cell>
          <table:table-cell table:style-name="Table1.G2" office:value-type="string">
            <text:p text:style-name="P15">b16</text:p>
          </table:table-cell>
        </table:table-row>
        <table:table-row>
          <table:table-cell table:style-name="Table1.A2" office:value-type="string">
            <text:p text:style-name="P15">R2</text:p>
          </table:table-cell>
          <table:table-cell table:style-name="Table1.A2" office:value-type="string">
            <text:p text:style-name="P15">b21</text:p>
          </table:table-cell>
          <table:table-cell table:style-name="Table1.A2" office:value-type="string">
            <text:p text:style-name="P15">b22</text:p>
          </table:table-cell>
          <table:table-cell table:style-name="Table1.A2" office:value-type="string">
            <text:p text:style-name="P15">A3</text:p>
          </table:table-cell>
          <table:table-cell table:style-name="Table1.A2" office:value-type="string">
            <text:p text:style-name="P15">A4</text:p>
          </table:table-cell>
          <table:table-cell table:style-name="Table1.A2" office:value-type="string">
            <text:p text:style-name="P15">A5</text:p>
          </table:table-cell>
          <table:table-cell table:style-name="Table1.G2" office:value-type="string">
            <text:p text:style-name="P15">b26</text:p>
          </table:table-cell>
        </table:table-row>
        <table:table-row>
          <table:table-cell table:style-name="Table1.A2" office:value-type="string">
            <text:p text:style-name="P15">R3</text:p>
          </table:table-cell>
          <table:table-cell table:style-name="Table1.A2" office:value-type="string">
            <text:p text:style-name="P15">a1</text:p>
          </table:table-cell>
          <table:table-cell table:style-name="Table1.A2" office:value-type="string">
            <text:p text:style-name="P15"><text:span text:style-name="T29">B32</text:span> a2</text:p>
          </table:table-cell>
          <table:table-cell table:style-name="Table1.A2" office:value-type="string">
            <text:p text:style-name="P15">a3</text:p>
          </table:table-cell>
          <table:table-cell table:style-name="Table1.A2" office:value-type="string">
            <text:p text:style-name="P15"><text:span text:style-name="T29">B34</text:span> a4</text:p>
          </table:table-cell>
          <table:table-cell table:style-name="Table1.A2" office:value-type="string">
            <text:p text:style-name="P15"><text:span text:style-name="T29">B35</text:span> a5</text:p>
          </table:table-cell>
          <table:table-cell table:style-name="Table1.G2" office:value-type="string">
            <text:p text:style-name="P15">a6</text:p>
          </table:table-cell>
        </table:table-row>
      </table:table>
      <text:p text:style-name="P5"/>
      <text:p text:style-name="P1"/>
      <text:p text:style-name="P3">Exercises 16.32</text:p>
      <text:p text:style-name="P3"/>
      <text:p text:style-name="P3">Refrig(Model#, year, price, manuf_plant, color)</text:p>
      <text:p text:style-name="P3">Refrig(M, y, p, mp, c)</text:p>
      <text:p text:style-name="P3"/>
      <text:p text:style-name="P3">FD1: m -&gt; mp</text:p>
      <text:p text:style-name="P3">FD2: m,y -&gt; p</text:p>
      <text:p text:style-name="P3">FD3: MP -&gt; c</text:p>
      <text:p text:style-name="P3"/>
      <text:p text:style-name="P3">a.</text:p>
      <text:p text:style-name="P3"/>
      <text:p text:style-name="P3">m+ = m, mp, c <text:s text:c="2"/>NO</text:p>
      <text:p text:style-name="P3">m,y+ = m,y,mp,c,p <text:s/>YES</text:p>
      <text:p text:style-name="P3">m,c+ = m,c,mp <text:s text:c="2"/>NO</text:p>
      <text:p text:style-name="P3"/>
      <text:p text:style-name="P3">b.</text:p>
      <text:p text:style-name="P3"/>
      <text:p text:style-name="P3">Not in 3NF because it's not in 2nf because mp is determined by part of the only candidate key, there fore can't be in 3nf. <text:s/>Also, fd3 has a transitive dependecy because the left side is not a super key and right is not prime</text:p>
      <text:p text:style-name="P3"/>
      <text:p text:style-name="P3">Not in BCNF because not in 2nf and because on FD1, m is not a super key of Refrig.</text:p>
      <text:p text:style-name="P3"/>
      <text:p text:style-name="P3">c.</text:p>
      <text:p text:style-name="P3"/>
      <text:p text:style-name="P3">R1 = m,y,p</text:p>
      <text:p text:style-name="P3">R2 = m,mp,c</text:p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 table:number-columns-repeated="2"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>M</text:p>
          </table:table-cell>
          <table:table-cell table:style-name="Table2.A1" office:value-type="string">
            <text:p text:style-name="P17">Y</text:p>
          </table:table-cell>
          <table:table-cell table:style-name="Table2.A1" office:value-type="string">
            <text:p text:style-name="P17">P</text:p>
          </table:table-cell>
          <table:table-cell table:style-name="Table2.A1" office:value-type="string">
            <text:p text:style-name="P17">Mp</text:p>
          </table:table-cell>
          <table:table-cell table:style-name="Table2.F1" office:value-type="string">
            <text:p text:style-name="P17">C</text:p>
          </table:table-cell>
        </table:table-row>
        <table:table-row>
          <table:table-cell table:style-name="Table2.A2" office:value-type="string">
            <text:p text:style-name="P17">R1</text:p>
          </table:table-cell>
          <table:table-cell table:style-name="Table2.A2" office:value-type="string">
            <text:p text:style-name="P17">a1</text:p>
          </table:table-cell>
          <table:table-cell table:style-name="Table2.A2" office:value-type="string">
            <text:p text:style-name="P17">a2</text:p>
          </table:table-cell>
          <table:table-cell table:style-name="Table2.A2" office:value-type="string">
            <text:p text:style-name="P17">a3</text:p>
          </table:table-cell>
          <table:table-cell table:style-name="Table2.A2" office:value-type="string">
            <text:p text:style-name="P17"><text:span text:style-name="T29">B14</text:span> a4</text:p>
          </table:table-cell>
          <table:table-cell table:style-name="Table2.F2" office:value-type="string">
            <text:p text:style-name="P17"><text:span text:style-name="T29">B15</text:span> a5</text:p>
          </table:table-cell>
        </table:table-row>
        <table:table-row>
          <table:table-cell table:style-name="Table2.A2" office:value-type="string">
            <text:p text:style-name="P17">R2</text:p>
          </table:table-cell>
          <table:table-cell table:style-name="Table2.A2" office:value-type="string">
            <text:p text:style-name="P17">a1</text:p>
          </table:table-cell>
          <table:table-cell table:style-name="Table2.A2" office:value-type="string">
            <text:p text:style-name="P17">b22</text:p>
          </table:table-cell>
          <table:table-cell table:style-name="Table2.A2" office:value-type="string">
            <text:p text:style-name="P17">b23</text:p>
          </table:table-cell>
          <table:table-cell table:style-name="Table2.A2" office:value-type="string">
            <text:p text:style-name="P17">a4</text:p>
          </table:table-cell>
          <table:table-cell table:style-name="Table2.F2" office:value-type="string">
            <text:p text:style-name="P17">a5</text:p>
          </table:table-cell>
        </table:table-row>
      </table:table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MS Mincho" svg:font-family="'MS Mincho', 'ＭＳ 明朝'" style:font-family-generic="modern"/>
    <style:font-face style:name="Arial Unicode MS" svg:font-family="'Arial Unicode MS'" style:font-family-generic="swiss"/>
    <style:font-face style:name="Helvetica" svg:font-family="Helvetica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dy" style:family="paragraph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1pt" fo:letter-spacing="normal" fo:language="en" fo:country="US" fo:font-style="normal" style:text-underline-style="none" fo:font-weight="normal" style:letter-kerning="true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28703 </meta:initial-creator>
    <meta:creation-date>2014-02-03T13:03:15</meta:creation-date>
    <dc:date>2014-02-06T15:33:16</dc:date>
    <dc:creator>003928703 </dc:creator>
    <meta:editing-duration>PT8H22M59S</meta:editing-duration>
    <meta:editing-cycles>40</meta:editing-cycles>
    <meta:generator>LibreOffice/3.4$Unix LibreOffice_project/340m1$Build-502</meta:generator>
    <meta:document-statistic meta:table-count="2" meta:image-count="0" meta:object-count="0" meta:page-count="11" meta:paragraph-count="336" meta:word-count="2081" meta:character-count="12575" meta:non-whitespace-character-count="10357"/>
  </office:meta>
</office:document-meta>
</file>